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69.41mm" svg:height="164.15mm" svg:x="2413.28mm" svg:y="35.86mm">
            <loext:p draw:notify-on-update-of-ranges="merge_obj.A3:merge_obj.EJ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number-columns-repeated="133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133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3"/>
        </table:table-row>
        <table:table-row table:style-name="ro1">
          <table:table-cell office:value-type="float" office:value="23708600" calcext:value-type="float">
            <text:p>23708600</text:p>
          </table:table-cell>
          <table:table-cell office:value-type="float" office:value="23737100" calcext:value-type="float">
            <text:p>23737100</text:p>
          </table:table-cell>
          <table:table-cell office:value-type="float" office:value="23731800" calcext:value-type="float">
            <text:p>23731800</text:p>
          </table:table-cell>
          <table:table-cell office:value-type="float" office:value="23823800" calcext:value-type="float">
            <text:p>23823800</text:p>
          </table:table-cell>
          <table:table-cell office:value-type="float" office:value="23698900" calcext:value-type="float">
            <text:p>23698900</text:p>
          </table:table-cell>
          <table:table-cell office:value-type="float" office:value="23792300" calcext:value-type="float">
            <text:p>23792300</text:p>
          </table:table-cell>
          <table:table-cell office:value-type="float" office:value="23814200" calcext:value-type="float">
            <text:p>23814200</text:p>
          </table:table-cell>
          <table:table-cell office:value-type="float" office:value="23702500" calcext:value-type="float">
            <text:p>23702500</text:p>
          </table:table-cell>
          <table:table-cell office:value-type="float" office:value="23707000" calcext:value-type="float">
            <text:p>23707000</text:p>
          </table:table-cell>
          <table:table-cell office:value-type="float" office:value="23820700" calcext:value-type="float">
            <text:p>23820700</text:p>
          </table:table-cell>
          <table:table-cell office:value-type="float" office:value="23918700" calcext:value-type="float">
            <text:p>23918700</text:p>
          </table:table-cell>
          <table:table-cell office:value-type="float" office:value="23738500" calcext:value-type="float">
            <text:p>23738500</text:p>
          </table:table-cell>
          <table:table-cell office:value-type="float" office:value="23807000" calcext:value-type="float">
            <text:p>23807000</text:p>
          </table:table-cell>
          <table:table-cell office:value-type="float" office:value="23732200" calcext:value-type="float">
            <text:p>23732200</text:p>
          </table:table-cell>
          <table:table-cell office:value-type="float" office:value="23842800" calcext:value-type="float">
            <text:p>23842800</text:p>
          </table:table-cell>
          <table:table-cell office:value-type="float" office:value="23658300" calcext:value-type="float">
            <text:p>23658300</text:p>
          </table:table-cell>
          <table:table-cell office:value-type="float" office:value="23777800" calcext:value-type="float">
            <text:p>23777800</text:p>
          </table:table-cell>
          <table:table-cell office:value-type="float" office:value="23885700" calcext:value-type="float">
            <text:p>23885700</text:p>
          </table:table-cell>
          <table:table-cell office:value-type="float" office:value="23732400" calcext:value-type="float">
            <text:p>23732400</text:p>
          </table:table-cell>
          <table:table-cell office:value-type="float" office:value="23806600" calcext:value-type="float">
            <text:p>23806600</text:p>
          </table:table-cell>
          <table:table-cell office:value-type="float" office:value="24062700" calcext:value-type="float">
            <text:p>24062700</text:p>
          </table:table-cell>
          <table:table-cell office:value-type="float" office:value="24070100" calcext:value-type="float">
            <text:p>24070100</text:p>
          </table:table-cell>
          <table:table-cell office:value-type="float" office:value="24068200" calcext:value-type="float">
            <text:p>24068200</text:p>
          </table:table-cell>
          <table:table-cell office:value-type="float" office:value="24056000" calcext:value-type="float">
            <text:p>24056000</text:p>
          </table:table-cell>
          <table:table-cell office:value-type="float" office:value="24070200" calcext:value-type="float">
            <text:p>24070200</text:p>
          </table:table-cell>
          <table:table-cell office:value-type="float" office:value="24066000" calcext:value-type="float">
            <text:p>24066000</text:p>
          </table:table-cell>
          <table:table-cell office:value-type="float" office:value="24065600" calcext:value-type="float">
            <text:p>24065600</text:p>
          </table:table-cell>
          <table:table-cell office:value-type="float" office:value="24072400" calcext:value-type="float">
            <text:p>24072400</text:p>
          </table:table-cell>
          <table:table-cell office:value-type="float" office:value="24062700" calcext:value-type="float">
            <text:p>24062700</text:p>
          </table:table-cell>
          <table:table-cell office:value-type="float" office:value="24072800" calcext:value-type="float">
            <text:p>24072800</text:p>
          </table:table-cell>
          <table:table-cell office:value-type="float" office:value="24063600" calcext:value-type="float">
            <text:p>24063600</text:p>
          </table:table-cell>
          <table:table-cell office:value-type="float" office:value="24061200" calcext:value-type="float">
            <text:p>24061200</text:p>
          </table:table-cell>
          <table:table-cell office:value-type="float" office:value="24063700" calcext:value-type="float">
            <text:p>24063700</text:p>
          </table:table-cell>
          <table:table-cell office:value-type="float" office:value="24063600" calcext:value-type="float">
            <text:p>24063600</text:p>
          </table:table-cell>
          <table:table-cell office:value-type="float" office:value="24066000" calcext:value-type="float">
            <text:p>240660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64100" calcext:value-type="float">
            <text:p>24064100</text:p>
          </table:table-cell>
          <table:table-cell office:value-type="float" office:value="24064800" calcext:value-type="float">
            <text:p>24064800</text:p>
          </table:table-cell>
          <table:table-cell office:value-type="float" office:value="24062900" calcext:value-type="float">
            <text:p>24062900</text:p>
          </table:table-cell>
          <table:table-cell office:value-type="float" office:value="24065200" calcext:value-type="float">
            <text:p>24065200</text:p>
          </table:table-cell>
          <table:table-cell office:value-type="float" office:value="24062400" calcext:value-type="float">
            <text:p>24062400</text:p>
          </table:table-cell>
          <table:table-cell office:value-type="float" office:value="24075100" calcext:value-type="float">
            <text:p>24075100</text:p>
          </table:table-cell>
          <table:table-cell office:value-type="float" office:value="24064900" calcext:value-type="float">
            <text:p>24064900</text:p>
          </table:table-cell>
          <table:table-cell office:value-type="float" office:value="24062400" calcext:value-type="float">
            <text:p>24062400</text:p>
          </table:table-cell>
          <table:table-cell office:value-type="float" office:value="24070900" calcext:value-type="float">
            <text:p>24070900</text:p>
          </table:table-cell>
          <table:table-cell office:value-type="float" office:value="24054700" calcext:value-type="float">
            <text:p>24054700</text:p>
          </table:table-cell>
          <table:table-cell office:value-type="float" office:value="24055600" calcext:value-type="float">
            <text:p>24055600</text:p>
          </table:table-cell>
          <table:table-cell office:value-type="float" office:value="24062400" calcext:value-type="float">
            <text:p>24062400</text:p>
          </table:table-cell>
          <table:table-cell office:value-type="float" office:value="24073100" calcext:value-type="float">
            <text:p>24073100</text:p>
          </table:table-cell>
          <table:table-cell office:value-type="float" office:value="24060400" calcext:value-type="float">
            <text:p>24060400</text:p>
          </table:table-cell>
          <table:table-cell table:number-columns-repeated="90" office:value-type="float" office:value="24103600" calcext:value-type="float">
            <text:p>24103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9T16:13:46.921017126</dc:date>
    <meta:editing-duration>PT1M</meta:editing-duration>
    <meta:editing-cycles>1</meta:editing-cycles>
    <meta:document-statistic meta:table-count="1" meta:cell-count="15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942cm" svg:height="16.416cm" xlink:href=".." xlink:type="simple" chart:class="chart:line" chart:style-name="ch1">
        <chart:title svg:x="11.046cm" svg:y="0.464cm" chart:style-name="ch2">
          <text:p>newman1 - cone mining</text:p>
        </chart:title>
        <chart:plot-area chart:style-name="ch3" table:cell-range-address="merge_obj.A3:merge_obj.EJ3" svg:x="0.538cm" svg:y="1.571cm" svg:width="25.866cm" svg:height="14.517cm">
          <chartooo:coordinate-region svg:x="2.271cm" svg:y="1.692cm" svg:width="24.133cm" svg:height="13.3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_obj.A3:merge_obj.EJ3" chart:class="chart:line">
            <chart:data-point chart:repeated="1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3708600">
                <text:p>23708600</text:p>
                <draw:g>
                  <svg:desc>merge_obj.A3:merge_obj.EJ3</svg:desc>
                </draw:g>
              </table:table-cell>
              <table:table-cell office:value-type="float" office:value="23737100">
                <text:p>23737100</text:p>
              </table:table-cell>
              <table:table-cell office:value-type="float" office:value="23731800">
                <text:p>23731800</text:p>
              </table:table-cell>
              <table:table-cell office:value-type="float" office:value="23823800">
                <text:p>23823800</text:p>
              </table:table-cell>
              <table:table-cell office:value-type="float" office:value="23698900">
                <text:p>23698900</text:p>
              </table:table-cell>
              <table:table-cell office:value-type="float" office:value="23792300">
                <text:p>23792300</text:p>
              </table:table-cell>
              <table:table-cell office:value-type="float" office:value="23814200">
                <text:p>23814200</text:p>
              </table:table-cell>
              <table:table-cell office:value-type="float" office:value="23702500">
                <text:p>23702500</text:p>
              </table:table-cell>
              <table:table-cell office:value-type="float" office:value="23707000">
                <text:p>23707000</text:p>
              </table:table-cell>
              <table:table-cell office:value-type="float" office:value="23820700">
                <text:p>23820700</text:p>
              </table:table-cell>
              <table:table-cell office:value-type="float" office:value="23918700">
                <text:p>23918700</text:p>
              </table:table-cell>
              <table:table-cell office:value-type="float" office:value="23738500">
                <text:p>23738500</text:p>
              </table:table-cell>
              <table:table-cell office:value-type="float" office:value="23807000">
                <text:p>23807000</text:p>
              </table:table-cell>
              <table:table-cell office:value-type="float" office:value="23732200">
                <text:p>23732200</text:p>
              </table:table-cell>
              <table:table-cell office:value-type="float" office:value="23842800">
                <text:p>23842800</text:p>
              </table:table-cell>
              <table:table-cell office:value-type="float" office:value="23658300">
                <text:p>23658300</text:p>
              </table:table-cell>
              <table:table-cell office:value-type="float" office:value="23777800">
                <text:p>23777800</text:p>
              </table:table-cell>
              <table:table-cell office:value-type="float" office:value="23885700">
                <text:p>23885700</text:p>
              </table:table-cell>
              <table:table-cell office:value-type="float" office:value="23732400">
                <text:p>23732400</text:p>
              </table:table-cell>
              <table:table-cell office:value-type="float" office:value="23806600">
                <text:p>23806600</text:p>
              </table:table-cell>
              <table:table-cell office:value-type="float" office:value="24062700">
                <text:p>24062700</text:p>
              </table:table-cell>
              <table:table-cell office:value-type="float" office:value="24070100">
                <text:p>24070100</text:p>
              </table:table-cell>
              <table:table-cell office:value-type="float" office:value="24068200">
                <text:p>24068200</text:p>
              </table:table-cell>
              <table:table-cell office:value-type="float" office:value="24056000">
                <text:p>24056000</text:p>
              </table:table-cell>
              <table:table-cell office:value-type="float" office:value="24070200">
                <text:p>24070200</text:p>
              </table:table-cell>
              <table:table-cell office:value-type="float" office:value="24066000">
                <text:p>24066000</text:p>
              </table:table-cell>
              <table:table-cell office:value-type="float" office:value="24065600">
                <text:p>24065600</text:p>
              </table:table-cell>
              <table:table-cell office:value-type="float" office:value="24072400">
                <text:p>24072400</text:p>
              </table:table-cell>
              <table:table-cell office:value-type="float" office:value="24062700">
                <text:p>24062700</text:p>
              </table:table-cell>
              <table:table-cell office:value-type="float" office:value="24072800">
                <text:p>24072800</text:p>
              </table:table-cell>
              <table:table-cell office:value-type="float" office:value="24063600">
                <text:p>24063600</text:p>
              </table:table-cell>
              <table:table-cell office:value-type="float" office:value="24061200">
                <text:p>24061200</text:p>
              </table:table-cell>
              <table:table-cell office:value-type="float" office:value="24063700">
                <text:p>24063700</text:p>
              </table:table-cell>
              <table:table-cell office:value-type="float" office:value="24063600">
                <text:p>24063600</text:p>
              </table:table-cell>
              <table:table-cell office:value-type="float" office:value="24066000">
                <text:p>24066000</text:p>
              </table:table-cell>
              <table:table-cell office:value-type="float" office:value="24068000">
                <text:p>24068000</text:p>
              </table:table-cell>
              <table:table-cell office:value-type="float" office:value="24064100">
                <text:p>24064100</text:p>
              </table:table-cell>
              <table:table-cell office:value-type="float" office:value="24064800">
                <text:p>24064800</text:p>
              </table:table-cell>
              <table:table-cell office:value-type="float" office:value="24062900">
                <text:p>24062900</text:p>
              </table:table-cell>
              <table:table-cell office:value-type="float" office:value="24065200">
                <text:p>24065200</text:p>
              </table:table-cell>
              <table:table-cell office:value-type="float" office:value="24062400">
                <text:p>24062400</text:p>
              </table:table-cell>
              <table:table-cell office:value-type="float" office:value="24075100">
                <text:p>24075100</text:p>
              </table:table-cell>
              <table:table-cell office:value-type="float" office:value="24064900">
                <text:p>24064900</text:p>
              </table:table-cell>
              <table:table-cell office:value-type="float" office:value="24062400">
                <text:p>24062400</text:p>
              </table:table-cell>
              <table:table-cell office:value-type="float" office:value="24070900">
                <text:p>24070900</text:p>
              </table:table-cell>
              <table:table-cell office:value-type="float" office:value="24054700">
                <text:p>24054700</text:p>
              </table:table-cell>
              <table:table-cell office:value-type="float" office:value="24055600">
                <text:p>24055600</text:p>
              </table:table-cell>
              <table:table-cell office:value-type="float" office:value="24062400">
                <text:p>24062400</text:p>
              </table:table-cell>
              <table:table-cell office:value-type="float" office:value="24073100">
                <text:p>24073100</text:p>
              </table:table-cell>
              <table:table-cell office:value-type="float" office:value="24060400">
                <text:p>240604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  <table:table-cell office:value-type="float" office:value="24103600">
                <text:p>24103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